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officeooo:rsid="001c965c" officeooo:paragraph-rsid="001c965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c965c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1e9ef4" officeooo:paragraph-rsid="001e9ef4"/>
    </style:style>
    <style:style style:name="P4" style:family="paragraph" style:parent-style-name="Standard" style:list-style-name="L1">
      <style:paragraph-properties fo:line-height="150%" fo:text-align="justify" style:justify-single-word="false" fo:text-indent="1.251cm" style:auto-text-indent="false"/>
      <style:text-properties officeooo:rsid="001e9ef4" officeooo:paragraph-rsid="001e9ef4"/>
    </style:style>
    <style:style style:name="P5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1c965c" officeooo:paragraph-rsid="001c965c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d6042" officeooo:paragraph-rsid="001d6042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e9ef4" officeooo:paragraph-rsid="001e9ef4" style:font-size-asian="10.5pt" style:font-size-complex="12pt"/>
    </style:style>
    <style:style style:name="P8" style:family="paragraph" style:parent-style-name="Standard">
      <style:paragraph-properties fo:line-height="150%" fo:text-align="justify" style:justify-single-word="false" fo:text-indent="0cm" style:auto-text-indent="false"/>
      <style:text-properties fo:font-size="12pt" fo:font-weight="normal" officeooo:rsid="001c965c" officeooo:paragraph-rsid="001c965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1c965c" officeooo:paragraph-rsid="001e9ef4"/>
    </style:style>
    <style:style style:name="P10" style:family="paragraph" style:parent-style-name="Standard" style:list-style-name="L2">
      <style:paragraph-properties fo:line-height="150%" fo:text-align="justify" style:justify-single-word="false" fo:text-indent="1.251cm" style:auto-text-indent="false"/>
      <style:text-properties officeooo:rsid="001c965c" officeooo:paragraph-rsid="001e9ef4"/>
    </style:style>
    <style:style style:name="P11" style:family="paragraph" style:parent-style-name="Standard" style:list-style-name="L3">
      <style:paragraph-properties fo:line-height="150%" fo:text-align="justify" style:justify-single-word="false" fo:text-indent="1.251cm" style:auto-text-indent="false"/>
      <style:text-properties officeooo:rsid="001c965c" officeooo:paragraph-rsid="001e9ef4"/>
    </style:style>
    <style:style style:name="P12" style:family="paragraph" style:parent-style-name="Standard" style:list-style-name="L4">
      <style:paragraph-properties fo:line-height="150%" fo:text-align="justify" style:justify-single-word="false" fo:text-indent="1.251cm" style:auto-text-indent="false"/>
      <style:text-properties officeooo:rsid="001c965c" officeooo:paragraph-rsid="001e9ef4"/>
    </style:style>
    <style:style style:name="P13" style:family="paragraph" style:parent-style-name="Standard" style:list-style-name="L5">
      <style:paragraph-properties fo:margin-left="0cm" fo:line-height="150%" fo:text-align="justify" style:justify-single-word="false" fo:text-indent="1.251cm" style:auto-text-indent="false"/>
      <style:text-properties officeooo:rsid="001e9ef4" officeooo:paragraph-rsid="001e9ef4"/>
    </style:style>
    <style:style style:name="P14" style:family="paragraph" style:parent-style-name="Standard">
      <style:paragraph-properties fo:margin-left="0cm" fo:line-height="150%" fo:text-align="justify" style:justify-single-word="false" fo:text-indent="1.251cm" style:auto-text-indent="false"/>
      <style:text-properties officeooo:rsid="001e9ef4" officeooo:paragraph-rsid="001e9ef4"/>
    </style:style>
    <style:style style:name="P15" style:family="paragraph" style:parent-style-name="Standard">
      <style:paragraph-properties fo:margin-left="0cm" fo:line-height="150%" fo:text-align="justify" style:justify-single-word="false" fo:text-indent="1.251cm" style:auto-text-indent="false"/>
      <style:text-properties officeooo:rsid="001ec889" officeooo:paragraph-rsid="001ec889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officeooo:rsid="001ec889" officeooo:paragraph-rsid="001ec8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fo:font-weight="normal" officeooo:rsid="001ec889" officeooo:paragraph-rsid="001ec88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fo:font-weight="normal" officeooo:rsid="001c965c" officeooo:paragraph-rsid="001c965c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rsid="001c965c" officeooo:paragraph-rsid="001c965c"/>
    </style:style>
    <style:style style:name="T1" style:family="text">
      <style:text-properties fo:font-size="12pt" fo:font-weight="normal" officeooo:rsid="001c965c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604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officeooo:rsid="001e9ef4"/>
    </style:style>
    <style:style style:name="T5" style:family="text">
      <style:text-properties fo:font-size="12pt" fo:font-weight="normal" officeooo:rsid="001e9ef4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начение и условие применения </text:p>
      <text:p text:style-name="P2"><text:span text:style-name="T1">Система «Мои сотрудники» включает в себя несколько компаний. Она хранит в себе сведения о сотрудниках, компаниях, должностях и трудоустройстве. Также у системы есть 3 роли таких как Администратор, Менеджер и Гость. </text:span><text:span text:style-name="T2">Система рассчитывает продолжительность работы каждого сотрудника в компании.</text:span></text:p>
      <text:p text:style-name="P3"><text:span text:style-name="T3">У системы есть следующие функции:</text:span></text:p>
      <text:list text:style-name="L1">
        <text:list-item>
          <text:p text:style-name="P4"><text:span text:style-name="T3">Просмотр таблицы сотрудников</text:span></text:p>
        </text:list-item>
        <text:list-item>
          <text:p text:style-name="P4"><text:span text:style-name="T3">Поиск записей </text:span></text:p>
        </text:list-item>
        <text:list-item>
          <text:p text:style-name="P4"><text:span text:style-name="T3">Фильтрация записей</text:span></text:p>
        </text:list-item>
        <text:list-item>
          <text:p text:style-name="P4"><text:span text:style-name="T3">Редактирование записей</text:span></text:p>
        </text:list-item>
        <text:list-item>
          <text:p text:style-name="P4"><text:span text:style-name="T3">Удаление записей</text:span></text:p>
        </text:list-item>
      </text:list>
      <text:p text:style-name="P3"><text:span text:style-name="T3">Функции зависят от роли сотрудника.</text:span></text:p>
      <text:p text:style-name="P5"><text:span text:style-name="T3">Целевая аудитория включает в себя компании </text:span><text:span text:style-name="T2">которым необходим учет сотрудников. </text:span></text:p>
      <text:p text:style-name="P1">Требования к техническому и программному обеспечению 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Перечень требований</text:p>
          </table:table-cell>
          <table:table-cell table:style-name="Таблица1.A1" office:value-type="string">
            <text:p text:style-name="P6">Минимальные требования</text:p>
          </table:table-cell>
          <table:table-cell table:style-name="Таблица1.C1" office:value-type="string">
            <text:p text:style-name="P6">Рекомендуемые требования</text:p>
          </table:table-cell>
        </table:table-row>
        <table:table-row>
          <table:table-cell table:style-name="Таблица1.A2" office:value-type="string">
            <text:p text:style-name="P6">ОС</text:p>
          </table:table-cell>
          <table:table-cell table:style-name="Таблица1.A2" office:value-type="string">
            <text:p text:style-name="P6">Window или Linux </text:p>
          </table:table-cell>
          <table:table-cell table:style-name="Таблица1.C2" office:value-type="string">
            <text:p text:style-name="P6">Window или Linux</text:p>
          </table:table-cell>
        </table:table-row>
        <table:table-row>
          <table:table-cell table:style-name="Таблица1.A2" office:value-type="string">
            <text:p text:style-name="P6">СУБД</text:p>
          </table:table-cell>
          <table:table-cell table:style-name="Таблица1.A2" office:value-type="string">
            <text:p text:style-name="P6">PostgreSQL</text:p>
          </table:table-cell>
          <table:table-cell table:style-name="Таблица1.C2" office:value-type="string">
            <text:p text:style-name="P6">PostgreSQL или Dbever либо MySQL</text:p>
          </table:table-cell>
        </table:table-row>
        <table:table-row>
          <table:table-cell table:style-name="Таблица1.A2" office:value-type="string">
            <text:p text:style-name="P6">Версии</text:p>
          </table:table-cell>
          <table:table-cell table:style-name="Таблица1.A2" office:value-type="string">
            <text:p text:style-name="P6">Window 10 </text:p>
          </table:table-cell>
          <table:table-cell table:style-name="Таблица1.C2" office:value-type="string">
            <text:p text:style-name="P6">Window 10-11</text:p>
          </table:table-cell>
        </table:table-row>
        <table:table-row>
          <table:table-cell table:style-name="Таблица1.A2" office:value-type="string">
            <text:p text:style-name="P6">Объем ОЗУ</text:p>
          </table:table-cell>
          <table:table-cell table:style-name="Таблица1.A2" office:value-type="string">
            <text:p text:style-name="P7">8 Гб</text:p>
          </table:table-cell>
          <table:table-cell table:style-name="Таблица1.C2" office:value-type="string">
            <text:p text:style-name="P7">16 Гб</text:p>
          </table:table-cell>
        </table:table-row>
        <table:table-row>
          <table:table-cell table:style-name="Таблица1.A2" office:value-type="string">
            <text:p text:style-name="P6">Дисковое пространство</text:p>
          </table:table-cell>
          <table:table-cell table:style-name="Таблица1.A2" office:value-type="string">
            <text:p text:style-name="P6">2-4 Гб</text:p>
          </table:table-cell>
          <table:table-cell table:style-name="Таблица1.C2" office:value-type="string">
            <text:p text:style-name="P6">4-8 Гб</text:p>
          </table:table-cell>
        </table:table-row>
      </table:table>
      <text:p text:style-name="P8"/>
      <text:p text:style-name="P1">Управление уч<text:span text:style-name="T4">ё</text:span>тными записями и ролями</text:p>
      <text:p text:style-name="P9"><text:span text:style-name="T3">Администратор может выполнять следующие функции: </text:span></text:p>
      <text:list text:style-name="L2">
        <text:list-item>
          <text:p text:style-name="P10"><text:span text:style-name="T3">Просмотр таблицы сотрудников; </text:span></text:p>
        </text:list-item>
        <text:list-item>
          <text:p text:style-name="P10"><text:span text:style-name="T3">Поиск и фильтрация записей; </text:span></text:p>
        </text:list-item>
        <text:list-item>
          <text:p text:style-name="P10"><text:span text:style-name="T3">Редактирование и удаление записей.</text:span></text:p>
        </text:list-item>
      </text:list>
      <text:p text:style-name="P9"><text:span text:style-name="T3">Менеджер может выполнять следующие функции: </text:span></text:p>
      <text:list text:style-name="L3">
        <text:list-item>
          <text:p text:style-name="P11"><text:span text:style-name="T3">Просмотр </text:span><text:span text:style-name="T5">таблицы,</text:span><text:span text:style-name="T3"> </text:span></text:p>
        </text:list-item>
        <text:list-item>
          <text:p text:style-name="P11"><text:span text:style-name="T5">П</text:span><text:span text:style-name="T3">оиск и фильтрация </text:span><text:span text:style-name="T5">записей, </text:span></text:p>
        </text:list-item>
        <text:list-item>
          <text:p text:style-name="P11"><text:span text:style-name="T5">Р</text:span><text:span text:style-name="T3">едактирование записей. </text:span></text:p>
        </text:list-item>
      </text:list>
      <text:p text:style-name="P9">Гость включает в себя только одну функцию: </text:p>
      <text:list text:style-name="L4">
        <text:list-item>
          <text:p text:style-name="P12">Просмотр таблицы.</text:p>
        </text:list-item>
      </text:list>
      <text:p text:style-name="P3">Для того чтобы создать пользователя нужно выполнить следующие действия:</text:p>
      <text:list text:style-name="L5">
        <text:list-item>
          <text:p text:style-name="P13">Войти в систему как администратор.</text:p>
        </text:list-item>
        <text:list-item>
          <text:p text:style-name="P13"><text:soft-page-break/>Перейти на вкладку пользователи. </text:p>
        </text:list-item>
        <text:list-item>
          <text:p text:style-name="P13">Нажать на кнопку создать пользователя.</text:p>
        </text:list-item>
        <text:list-item>
          <text:p text:style-name="P13">Ввести корректные данные.</text:p>
        </text:list-item>
        <text:list-item>
          <text:p text:style-name="P13">Сохранить изменения.</text:p>
        </text:list-item>
      </text:list>
      <text:p text:style-name="P14">Для того чтобы удалить пользователя из системы нужно выполнить следующий порядок действий:</text:p>
      <text:p text:style-name="P14">1. <text:tab/>Войти в систему как администратор.</text:p>
      <text:p text:style-name="P14">2. <text:tab/>Перейти на вкладку пользователи.</text:p>
      <text:p text:style-name="P14">3. <text:tab/>Нажать левой кнопкой мыши на пользователя которого нужно удалить.</text:p>
      <text:p text:style-name="P14">4. <text:tab/>Найти и нажать кнопку удалить.</text:p>
      <text:p text:style-name="P15">Для того чтобы назначить роли нужно войти в систему, создать пользователей и назначить им роли.</text:p>
      <text:p text:style-name="P16">Резервное копирование и восстановление</text:p>
      <text:p text:style-name="P17">Создание резервной копии базы данных:</text:p>
      <text:p text:style-name="P17">1. Найти во вкладках создание резервной копии</text:p>
      <text:p text:style-name="P17">2. Нажать на нее и выбрать место куда будут сохраняться резервные копии</text:p>
      <text:p text:style-name="P17">Восстановление из резервной копии:</text:p>
      <text:p text:style-name="P17">1. Найти во вкладках восстановить резервную копию</text:p>
      <text:p text:style-name="P17">2. Нажать на нее и выбрать копии из которой нужно восстановить </text:p>
      <text:p text:style-name="P1">Типичные неисправности и способы их устранения </text:p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6-04-18T14:56:11.858452635</dc:date>
    <meta:editing-cycles>2</meta:editing-cycles>
    <meta:editing-duration>PT6M41S</meta:editing-duration>
    <meta:document-statistic meta:table-count="1" meta:image-count="0" meta:object-count="0" meta:page-count="2" meta:paragraph-count="60" meta:word-count="315" meta:character-count="2187" meta:non-whitespace-character-count="1928"/>
    <meta:user-defined meta:name="Поле 1"/>
    <meta:user-defined meta:name="Поле 2"/>
    <meta:user-defined meta:name="Поле 3"/>
    <meta:user-defined meta:name="Поле 4"/>
  </office:meta>
</office:document-meta>
</file>